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51a8e" officeooo:paragraph-rsid="00051a8e" style:font-size-asian="24pt" style:font-size-complex="24pt"/>
    </style:style>
    <style:style style:name="P2" style:family="paragraph" style:parent-style-name="Standard">
      <style:paragraph-properties fo:text-align="end" style:justify-single-word="false"/>
      <style:text-properties fo:font-size="24pt" officeooo:rsid="00057ffd" officeooo:paragraph-rsid="00057ffd" style:font-size-asian="24pt" style:font-size-complex="24pt"/>
    </style:style>
    <style:style style:name="P3" style:family="paragraph" style:parent-style-name="Standard">
      <style:paragraph-properties fo:text-align="end" style:justify-single-word="false"/>
      <style:text-properties fo:font-size="24pt" officeooo:rsid="0006e6ab" officeooo:paragraph-rsid="0006e6ab" style:font-size-asian="24pt" style:font-size-complex="24pt"/>
    </style:style>
    <style:style style:name="P4" style:family="paragraph" style:parent-style-name="Standard">
      <style:paragraph-properties fo:text-align="end" style:justify-single-word="false"/>
      <style:text-properties fo:font-size="24pt" officeooo:rsid="0008c0ff" officeooo:paragraph-rsid="0008c0ff" style:font-size-asian="24pt" style:font-size-complex="24pt"/>
    </style:style>
    <style:style style:name="P5" style:family="paragraph" style:parent-style-name="Standard">
      <style:paragraph-properties fo:text-align="end" style:justify-single-word="false"/>
      <style:text-properties fo:font-size="24pt" officeooo:rsid="00094c65" officeooo:paragraph-rsid="00094c65" style:font-size-asian="24pt" style:font-size-complex="24pt"/>
    </style:style>
    <style:style style:name="P6" style:family="paragraph" style:parent-style-name="Standard">
      <style:paragraph-properties fo:text-align="end" style:justify-single-word="false"/>
      <style:text-properties fo:font-size="24pt" officeooo:rsid="0009ba41" officeooo:paragraph-rsid="0009ba41" style:font-size-asian="24pt" style:font-size-complex="24pt"/>
    </style:style>
    <style:style style:name="P7" style:family="paragraph" style:parent-style-name="Standard">
      <style:paragraph-properties fo:text-align="end" style:justify-single-word="false"/>
      <style:text-properties fo:font-size="24pt" officeooo:rsid="000aa079" officeooo:paragraph-rsid="000aa079" style:font-size-asian="24pt" style:font-size-complex="24pt"/>
    </style:style>
    <style:style style:name="P8" style:family="paragraph" style:parent-style-name="Standard">
      <style:paragraph-properties fo:text-align="end" style:justify-single-word="false"/>
      <style:text-properties fo:font-size="24pt" officeooo:rsid="000db3aa" officeooo:paragraph-rsid="000db3aa" style:font-size-asian="24pt" style:font-size-complex="24pt"/>
    </style:style>
    <style:style style:name="P9" style:family="paragraph" style:parent-style-name="Standard">
      <style:paragraph-properties fo:text-align="end" style:justify-single-word="false"/>
      <style:text-properties fo:font-size="24pt" officeooo:rsid="000df932" officeooo:paragraph-rsid="000df932" style:font-size-asian="24pt" style:font-size-complex="24pt"/>
    </style:style>
    <style:style style:name="P10" style:family="paragraph" style:parent-style-name="Standard">
      <style:paragraph-properties fo:text-align="end" style:justify-single-word="false"/>
      <style:text-properties fo:font-size="24pt" officeooo:rsid="000f8f2f" officeooo:paragraph-rsid="000f8f2f" style:font-size-asian="24pt" style:font-size-complex="24pt"/>
    </style:style>
    <style:style style:name="P11" style:family="paragraph" style:parent-style-name="Standard">
      <style:paragraph-properties fo:text-align="end" style:justify-single-word="false"/>
      <style:text-properties fo:font-size="24pt" officeooo:rsid="000fe98a" officeooo:paragraph-rsid="000fe98a" style:font-size-asian="24pt" style:font-size-complex="24pt"/>
    </style:style>
    <style:style style:name="P12" style:family="paragraph" style:parent-style-name="Standard">
      <style:paragraph-properties fo:text-align="end" style:justify-single-word="false"/>
      <style:text-properties fo:font-size="24pt" officeooo:rsid="0010434e" officeooo:paragraph-rsid="0010434e" style:font-size-asian="24pt" style:font-size-complex="24pt"/>
    </style:style>
    <style:style style:name="P13" style:family="paragraph" style:parent-style-name="Standard">
      <style:paragraph-properties fo:text-align="end" style:justify-single-word="false"/>
      <style:text-properties fo:font-size="24pt" officeooo:rsid="0010d9d9" officeooo:paragraph-rsid="0010d9d9" style:font-size-asian="24pt" style:font-size-complex="24pt"/>
    </style:style>
    <style:style style:name="P14" style:family="paragraph" style:parent-style-name="Standard">
      <style:paragraph-properties fo:text-align="start" style:justify-single-word="false"/>
      <style:text-properties fo:font-size="24pt" officeooo:rsid="0010d9d9" officeooo:paragraph-rsid="0010d9d9" style:font-size-asian="24pt" style:font-size-complex="24pt"/>
    </style:style>
    <style:style style:name="P15" style:family="paragraph" style:parent-style-name="Standard">
      <style:paragraph-properties fo:text-align="end" style:justify-single-word="false"/>
      <style:text-properties fo:font-size="24pt" officeooo:rsid="001251ad" officeooo:paragraph-rsid="001251ad" style:font-size-asian="24pt" style:font-size-complex="24pt"/>
    </style:style>
    <style:style style:name="P16" style:family="paragraph" style:parent-style-name="Standard">
      <style:paragraph-properties fo:text-align="start" style:justify-single-word="false"/>
      <style:text-properties fo:font-size="24pt" officeooo:rsid="001251ad" officeooo:paragraph-rsid="001251ad" style:font-size-asian="24pt" style:font-size-complex="24pt"/>
    </style:style>
    <style:style style:name="P17" style:family="paragraph" style:parent-style-name="Standard">
      <style:paragraph-properties fo:text-align="end" style:justify-single-word="false"/>
      <style:text-properties fo:font-size="24pt" officeooo:rsid="0013ea8a" officeooo:paragraph-rsid="0013ea8a" style:font-size-asian="24pt" style:font-size-complex="24pt"/>
    </style:style>
    <style:style style:name="P18" style:family="paragraph" style:parent-style-name="Standard">
      <style:paragraph-properties fo:text-align="start" style:justify-single-word="false"/>
      <style:text-properties fo:font-size="24pt" officeooo:rsid="0013ea8a" officeooo:paragraph-rsid="0013ea8a" style:font-size-asian="24pt" style:font-size-complex="24pt"/>
    </style:style>
    <style:style style:name="T1" style:family="text">
      <style:text-properties officeooo:rsid="0006e6ab"/>
    </style:style>
    <style:style style:name="T2" style:family="text">
      <style:text-properties officeooo:rsid="001251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مروری بر گیت</text:p>
      <text:p text:style-name="P1"/>
      <text:p text:style-name="P1"/>
      <text:p text:style-name="P2">گیت یک ابزار برای کنترل نسخه سورس یا نرم افرار یا بوک هست </text:p>
      <text:p text:style-name="P2"/>
      <text:p text:style-name="P2">گیت به صورت اوپن سورس ارعه میشود </text:p>
      <text:p text:style-name="P2">برای دانلود از سایت </text:p>
      <text:p text:style-name="P2">git.org</text:p>
      <text:p text:style-name="P2">دیدن کنید</text:p>
      <text:p text:style-name="P2"/>
      <text:p text:style-name="P2"/>
      <text:p text:style-name="P2"/>
      <text:p text:style-name="P2">نصب در دبیان بیس ها </text:p>
      <text:p text:style-name="P2"/>
      <text:p text:style-name="P2">sudo apt install git</text:p>
      <text:p text:style-name="P2"/>
      <text:p text:style-name="P2">در ارچ بیس ها</text:p>
      <text:p text:style-name="P2"/>
      <text:p text:style-name="P2">sudo pacman -S git </text:p>
      <text:p text:style-name="P2"/>
      <text:p text:style-name="P2">در ردهت بیس ها </text:p>
      <text:p text:style-name="P2">sudo denf install git</text:p>
      <text:p text:style-name="P2"><text:soft-page-break/>اول از همه یک رو توی محل پروژه نصب میکنیم یعنی اون پوشه قرار گیری فایل ها :</text:p>
      <text:p text:style-name="P2"/>
      <text:p text:style-name="P2"/>
      <text:p text:style-name="P2">git init</text:p>
      <text:p text:style-name="P2"/>
      <text:p text:style-name="P2">یک پوشه هیدن با ساختار گیت ساخته میشود</text:p>
      <text:p text:style-name="P2"><text:s/></text:p>
      <text:p text:style-name="P3">و با پیام زیر مواج میشویم</text:p>
      <text:p text:style-name="P2"/>
      <text:p text:style-name="P2"/>
      <text:p text:style-name="P2">اول برای امتحان با استفاده از یک ادیتور یک فایل ایجاد میکنیم</text:p>
      <text:p text:style-name="P2"/>
      <text:p text:style-name="P2">مانند زیر استفاده از نانو</text:p>
      <text:p text:style-name="P2"/>
      <text:p text:style-name="P2">nano index.html</text:p>
      <text:p text:style-name="P2"/>
      <text:p text:style-name="P2"/>
      <text:p text:style-name="P3">حالا این فایل به گیت معرفی میکنیم با دستور</text:p>
      <text:p text:style-name="P3"/>
      <text:p text:style-name="P3">git add اسم فایل</text:p>
      <text:p text:style-name="P3"/>
      <text:p text:style-name="P3"><text:soft-page-break/>اگر تعداد فایل ها بیشتر از چندتا بود از سویج زیر استفاده میکنیم</text:p>
      <text:p text:style-name="P3"/>
      <text:p text:style-name="P3">git add -A</text:p>
      <text:p text:style-name="P3"/>
      <text:p text:style-name="P3">حالا بعد از معرفی انها را به گیت با دستور زیر واگذار میکنیم</text:p>
      <text:p text:style-name="P3"/>
      <text:p text:style-name="P3">git commit </text:p>
      <text:p text:style-name="P3">دراین اینحا همه ای فایل بدون استنا به گیت اضافه میشوند</text:p>
      <text:p text:style-name="P3"/>
      <text:p text:style-name="P3">برای یاداشت گذاری از سویچ زیر استفاده میشود</text:p>
      <text:p text:style-name="P3"/>
      <text:p text:style-name="P3">git commit -m ‘add new file’</text:p>
      <text:p text:style-name="P3"/>
      <text:p text:style-name="P3">برای اطلاعات از وضعیت فایل ها از دستور زیر استفاده میکنیم </text:p>
      <text:p text:style-name="P3"/>
      <text:p text:style-name="P3">git status</text:p>
      <text:p text:style-name="P3"/>
      <text:p text:style-name="P3"/>
      <text:p text:style-name="P4">بر فرض اینکه ما در یک تیم مشغول توسعه هستیم و میخواهیم یک پروژه اصلی رو قسمت به قسمت توسعه بدیم <text:soft-page-break/>ایک برنج جدید میسازیم و داخل ان شروع به توسعه و تغیزات میکنیم .توجه در برنچ جدید اگر فایل های اصلی </text:p>
      <text:p text:style-name="P4">عوض شود روی برنچ جدید میماند نه اصلی</text:p>
      <text:p text:style-name="P4"/>
      <text:p text:style-name="P4"/>
      <text:p text:style-name="P5">برای اطلاع از وضعیت برنچ ها از دستور زیر استفاده میکنیم</text:p>
      <text:p text:style-name="P5"/>
      <text:p text:style-name="P5"/>
      <text:p text:style-name="P5">دستور جزی</text:p>
      <text:p text:style-name="P5">git status</text:p>
      <text:p text:style-name="P5">دستور کلی</text:p>
      <text:p text:style-name="P5"/>
      <text:p text:style-name="P5">git branch</text:p>
      <text:p text:style-name="P5"/>
      <text:p text:style-name="P5">حالا بعد اگاهی یک برنچ جدید میسازیم با دستور:</text:p>
      <text:p text:style-name="P5"/>
      <text:p text:style-name="P5">git branch اسم برنچ</text:p>
      <text:p text:style-name="P5"/>
      <text:p text:style-name="P5">حالا برای سویج از برنچ اصلی به جدید یا دیگری از دستور زیر استفاده مینمایم</text:p>
      <text:p text:style-name="P5"/>
      <text:p text:style-name="P5">git checkout اسم برنچ</text:p>
      <text:p text:style-name="P5"><text:soft-page-break/></text:p>
      <text:p text:style-name="P5">حالا مانند توضیح های قبلی شروع به تغیرات یا توسعه میکنیم</text:p>
      <text:p text:style-name="P5"/>
      <text:p text:style-name="P6"/>
      <text:p text:style-name="P6">بعد از توسعه کامل و تکمیل شدن برنج فرعی بااستفاده از مرج انها را به برنچ اصلی اضافه میکنیم</text:p>
      <text:p text:style-name="P6"/>
      <text:p text:style-name="P6">از دستور زیر برای اضافه کردن استفاده میشود</text:p>
      <text:p text:style-name="P6"/>
      <text:p text:style-name="P6">git merge اسم برنچ</text:p>
      <text:p text:style-name="P6"/>
      <text:p text:style-name="P7">برای لاگ گرفتن از همه کار های صورت گرفته از دستور زیر استفاده میشود</text:p>
      <text:p text:style-name="P7"/>
      <text:p text:style-name="P7">git log</text:p>
      <text:p text:style-name="P3"/>
      <text:p text:style-name="P8">برای دانلود کردن یا کلون کردن از گیت هاب یا گیت لب که وبسایت های اراعه دهنده سرویس میزبانی سورس کد و مدیریت پروژه هستند از دستور زیر استفاده میکنیم</text:p>
      <text:p text:style-name="P8"/>
      <text:p text:style-name="P8">git clone ادرس ریپوزوتوری</text:p>
      <text:p text:style-name="P8"><text:soft-page-break/>توجه:هنگامی که پروژه ای رو از یکی از سرویس ها کلون کردیم لازم نیست گیت رو در ان نصب کنیم چون پیش فرض نصب هست</text:p>
      <text:p text:style-name="P8"/>
      <text:p text:style-name="P9">میتوان از دستور های سری اولی برای تغیرات در کد استفاده کرد و اون پروژه کلون شده را با استفاده از دستورات</text:p>
      <text:p text:style-name="P9"/>
      <text:p text:style-name="P9">git <text:span text:style-name="T1">status ,</text:span>git commit , git branch ,….</text:p>
      <text:p text:style-name="P9">استفاده کرد</text:p>
      <text:p text:style-name="P9"/>
      <text:p text:style-name="P9">نکته: پروژه ای که از سرویس ها کلون میکنیم خودشان یک برنچ با اسم از قبل تعریف شده دارند که در جلوتر به این موضوع خواهیم پرداخت که این برنچ در کنار برنچ یا توی خود برنچ لوکال ما مستقر میشود </text:p>
      <text:p text:style-name="P9"/>
      <text:p text:style-name="P9">نمونه:</text:p>
      <text:p text:style-name="P9"/>
      <text:p text:style-name="P9">git clone <text:a xlink:type="simple" xlink:href="https://github.com/hessamashari/video-tool.git" text:style-name="Internet_20_link" text:visited-style-name="Visited_20_Internet_20_Link">https://github.com/hessamashari/video-tool.git</text:a></text:p>
      <text:p text:style-name="P9"/>
      <text:p text:style-name="P9"><text:soft-page-break/><text:s/>یک پروژه را از سرویس ها گرفتیم و فایل های این پروژه داخل یک پوشه به اسم پروژه هستند که گیت از قبل درش فعال هست و یک برنچ به اسم پیش فرض </text:p>
      <text:p text:style-name="P9"><text:s text:c="2"/>(orginal)</text:p>
      <text:p text:style-name="P9">دارد و وقتی که پروژه توسعه یا ادیت پیدا کرد با دستور های سطحی ادامه میدیم</text:p>
      <text:p text:style-name="P9"/>
      <text:p text:style-name="P9">نکته: هیج وقت در خود برنچ اصلی ویرایش ها به حساب نمی اینده در برنچ لوکال هستند و برای گرفتن اطلاعات ویرایش شده از برنچ لوکال و ست کردن با برنچ اصلی و در نهایت اپلود کردن به میربان ها در ادامه میخوانیم</text:p>
      <text:p text:style-name="P9"/>
      <text:p text:style-name="P10">برای اضافه کردن ادرس ریپوزوتوری در یکی از سرویس ها از روش زیر استفاده میشود</text:p>
      <text:p text:style-name="P10"/>
      <text:p text:style-name="P10">git remote add shopbookcomp(اسم برنچ دلخواه که در بالا اورینچ تعریف شده است) https://github.com/alirezababae/shopbook.git (ادرس ریموت میزبان)</text:p>
      <text:p text:style-name="P9"/>
      <text:p text:style-name="P11"><text:soft-page-break/>بعد از اضافه کردن ادرس میزبان به گیت داخل پروژه و تغیرات و توسعه فایل هارا از طریق دستورهای زیر به میزبان پاس میدیم</text:p>
      <text:p text:style-name="P11"/>
      <text:p text:style-name="P11"/>
      <text:p text:style-name="P11">git push -u (اسم برنچ انتخابی) (اسم برنچ لوکال)</text:p>
      <text:p text:style-name="P11"/>
      <text:p text:style-name="P12">نمونه:</text:p>
      <text:p text:style-name="P12">git push -u shopbookcomp master</text:p>
      <text:p text:style-name="P12"/>
      <text:p text:style-name="P13">بعد از این دستور اخراز هویت از یوزر یا پاس دهنده یا پوش کننده میشود مثل ایمیل یا نام کاربری و پسورد مانند زیر</text:p>
      <text:p text:style-name="P13"/>
      <text:p text:style-name="P13"/>
      <text:p text:style-name="P14">Username for 'https://github.com':<text:span text:style-name="T2">(یوز نیم)</text:span></text:p>
      <text:p text:style-name="P14"/>
      <text:p text:style-name="P14">Password for 'https://myalirezababaei@gmail.<text:a xlink:type="simple" xlink:href="mailto:com@github.com" text:style-name="Internet_20_link" text:visited-style-name="Visited_20_Internet_20_Link">com@github.com</text:a>':<text:span text:style-name="T2">(پسورد)</text:span></text:p>
      <text:p text:style-name="P13"/>
      <text:p text:style-name="P15">مانند زیر</text:p>
      <text:p text:style-name="P15"/>
      <text:p text:style-name="P16"><text:soft-page-break/>Username for 'https://github.com': myalirezababaei@gmail.com</text:p>
      <text:p text:style-name="P16">Password for 'https://myalirezababaei@gmail.com@github.com': </text:p>
      <text:p text:style-name="P16"/>
      <text:p text:style-name="P16"/>
      <text:p text:style-name="P15"/>
      <text:p text:style-name="P15"/>
      <text:p text:style-name="P15"/>
      <text:p text:style-name="P17">بعد از موفقیت امیز بودن کار پوش کردن با پیام زیر مواجع میشویم</text:p>
      <text:p text:style-name="P18"/>
      <text:p text:style-name="P18"/>
      <text:p text:style-name="P18">Enumerating objects: 8, done.</text:p>
      <text:p text:style-name="P18">Counting objects: 100% (8/8), done.</text:p>
      <text:p text:style-name="P18">Delta compression using up to 4 threads</text:p>
      <text:p text:style-name="P18">Compressing objects: 100% (6/6), done.</text:p>
      <text:p text:style-name="P18">Writing objects: 100% (6/6), 6.45 KiB | 3.22 MiB/s, done.</text:p>
      <text:p text:style-name="P18">Total 6 (delta 3), reused 0 (delta 0)</text:p>
      <text:p text:style-name="P18">remote: Resolving deltas: 100% (3/3), completed with 2 local objects.</text:p>
      <text:p text:style-name="P18">To https://github.com/alirezababae/shopbook.git</text:p>
      <text:p text:style-name="P18"><text:s text:c="3"/>2934d1f..90c6f32 <text:s/>master -&gt; master</text:p>
      <text:p text:style-name="P18"><text:soft-page-break/>Branch 'master' set up to track remote branch 'master' from 'shopbookco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03:49:09.551225704</meta:creation-date>
    <dc:date>2019-05-08T21:14:44.727292195</dc:date>
    <meta:editing-duration>PT3H40M48S</meta:editing-duration>
    <meta:editing-cycles>15</meta:editing-cycles>
    <meta:generator>LibreOffice/6.2.2.2$Linux_X86_64 LibreOffice_project/20$Build-2</meta:generator>
    <meta:document-statistic meta:table-count="0" meta:image-count="0" meta:object-count="0" meta:page-count="10" meta:paragraph-count="84" meta:word-count="768" meta:character-count="4043" meta:non-whitespace-character-count="3338"/>
  </office:meta>
</office:document-meta>
</file>